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llections" style:family="table">
      <style:table-properties style:width="16.995cm" table:align="left"/>
    </style:style>
    <style:style style:name="Collections.A" style:family="table-column">
      <style:table-column-properties style:column-width="4.417cm"/>
    </style:style>
    <style:style style:name="Collections.B" style:family="table-column">
      <style:table-column-properties style:column-width="1.709cm"/>
    </style:style>
    <style:style style:name="Collections.C" style:family="table-column">
      <style:table-column-properties style:column-width="1.79cm"/>
    </style:style>
    <style:style style:name="Collections.D" style:family="table-column">
      <style:table-column-properties style:column-width="2.057cm"/>
    </style:style>
    <style:style style:name="Collections.F" style:family="table-column">
      <style:table-column-properties style:column-width="2.097cm"/>
    </style:style>
    <style:style style:name="Collections.G" style:family="table-column">
      <style:table-column-properties style:column-width="1.404cm"/>
    </style:style>
    <style:style style:name="Collections.H" style:family="table-column">
      <style:table-column-properties style:column-width="1.812cm"/>
    </style:style>
    <style:style style:name="Collections.A1" style:family="table-cell">
      <style:table-cell-properties fo:padding="0cm" fo:border="none"/>
    </style:style>
    <style:style style:name="P1" style:family="paragraph" style:parent-style-name="Table_20_Heading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Heading"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background-color="#ffffff"/>
    </style:style>
    <style:style style:name="P5" style:family="paragraph" style:parent-style-name="Table_20_Contents">
      <style:paragraph-properties fo:background-color="#ffffff">
        <style:background-image/>
      </style:paragraph-properties>
      <style:text-properties fo:language="en" fo:country="US" fo:background-color="#ffffff"/>
    </style:style>
    <style:style style:name="P6" style:family="paragraph" style:parent-style-name="Table_20_Contents">
      <style:text-properties fo:language="en" fo:country="US" fo:background-color="#ffffff"/>
    </style:style>
    <style:style style:name="P7" style:family="paragraph" style:parent-style-name="Table_20_Heading">
      <style:text-properties fo:background-color="#ffffff"/>
    </style:style>
    <style:style style:name="P8" style:family="paragraph" style:parent-style-name="Table_20_Heading"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T1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llections" table:style-name="Collections">
        <table:table-column table:style-name="Collections.A"/>
        <table:table-column table:style-name="Collections.B"/>
        <table:table-column table:style-name="Collections.C"/>
        <table:table-column table:style-name="Collections.D"/>
        <table:table-column table:style-name="Collections.B"/>
        <table:table-column table:style-name="Collections.F"/>
        <table:table-column table:style-name="Collections.G"/>
        <table:table-column table:style-name="Collections.H"/>
        <table:table-row>
          <table:table-cell table:style-name="Collections.A1" office:value-type="string">
            <text:p text:style-name="P7"/>
          </table:table-cell>
          <table:table-cell table:style-name="Collections.A1" office:value-type="string">
            <text:p text:style-name="P8">Ordering</text:p>
          </table:table-cell>
          <table:table-cell table:style-name="Collections.A1" office:value-type="string">
            <text:p text:style-name="P2"><text:span text:style-name="T1">Random</text:span></text:p>
            <text:p text:style-name="P8">Access</text:p>
          </table:table-cell>
          <table:table-cell table:style-name="Collections.A1" office:value-type="string">
            <text:p text:style-name="P1">Key-Value</text:p>
            <text:p text:style-name="P1">Pairs</text:p>
          </table:table-cell>
          <table:table-cell table:style-name="Collections.A1" office:value-type="string">
            <text:p text:style-name="P1">Allows</text:p>
            <text:p text:style-name="P1">Duplicates</text:p>
          </table:table-cell>
          <table:table-cell table:style-name="Collections.A1" office:value-type="string">
            <text:p text:style-name="P1">Allows</text:p>
            <text:p text:style-name="P1">Null Values</text:p>
          </table:table-cell>
          <table:table-cell table:style-name="Collections.A1" office:value-type="string">
            <text:p text:style-name="P1">Thread</text:p>
            <text:p text:style-name="P1">Safe</text:p>
          </table:table-cell>
          <table:table-cell table:style-name="Collections.A1" office:value-type="string">
            <text:p text:style-name="P1">Blocking</text:p>
            <text:p text:style-name="P1">Operations</text:p>
          </table:table-cell>
        </table:table-row>
        <table:table-row>
          <table:table-cell table:style-name="Collections.A1" office:value-type="string">
            <text:p text:style-name="Table_20_Heading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</table:table-row>
        <table:table-row>
          <table:table-cell table:style-name="Collections.A1" office:value-type="string">
            <text:p text:style-name="P3">LIST: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ArrayLis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List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CopyOnWriteArrayLis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4">NO</text:p>
          </table:table-cell>
        </table:table-row>
        <table:table-row>
          <table:table-cell table:style-name="Collections.A1" office:value-type="string">
            <text:p text:style-name="P3">Vector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4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  <table:table-row>
          <table:table-cell table:style-name="Collections.A1" office:value-type="string">
            <text:p text:style-name="P3">Stack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4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  <table:table-row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P3">SET: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  <text:p text:style-name="P3">(only one)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HashSe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HashSet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TreeSet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EnumSe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CopyOnWriteArraySe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4">NO</text:p>
          </table:table-cell>
        </table:table-row>
        <table:table-row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P3">QUEUE: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4">YES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PriorityQueue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P3">LinkedList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P3">ArrayDeque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BlockingQueue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4">YES</text:p>
          </table:table-cell>
          <table:table-cell table:style-name="Collections.A1" office:value-type="string">
            <text:p text:style-name="P4">YES</text:p>
          </table:table-cell>
        </table:table-row>
        <table:table-row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P3">MAP: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(add same key → overwrite last)</text:p>
          </table:table-cell>
          <table:table-cell table:style-name="Collections.A1" office:value-type="string">
            <text:p text:style-name="P3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HashMap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HashMap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TreeMap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EnumMap</text:p>
          </table:table-cell>
          <table:table-cell table:style-name="Collections.A1" office:value-type="string">
            <text:p text:style-name="P5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Key – NO</text:p>
            <text:p text:style-name="P3">Value -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WeakHashMap</text:p>
          </table:table-cell>
          <table:table-cell table:style-name="Collections.A1" office:value-type="string">
            <text:p text:style-name="P4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IdentityHashMap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ConcurrentHashMap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4">YES</text:p>
          </table:table-cell>
          <table:table-cell table:style-name="Collections.A1" office:value-type="string">
            <text:p text:style-name="P4">NO</text:p>
          </table:table-cell>
        </table:table-row>
        <table:table-row>
          <table:table-cell table:style-name="Collections.A1" office:value-type="string">
            <text:p text:style-name="P3">HashTable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  <table:table-row>
          <table:table-cell table:style-name="Collections.A1" office:value-type="string">
            <text:p text:style-name="P3">Properti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озырев</meta:initial-creator>
    <meta:creation-date>2016-09-13T14:45:59.90</meta:creation-date>
    <dc:date>2016-09-13T22:13:00.98</dc:date>
    <dc:creator>Егор Козырев</dc:creator>
    <meta:editing-duration>PT54M58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1" meta:paragraph-count="208" meta:word-count="218" meta:character-count="721"/>
  </office:meta>
</office:document-meta>
</file>